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-ItalicMT" svg:font-family="Arial-ItalicM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Arial1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color="#000000" style:font-name="Arial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3">
      <style:paragraph-properties fo:text-align="center" style:justify-single-word="false"/>
      <style:text-properties fo:color="#000000" style:font-name="Arial1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-ItalicMT" fo:font-size="12pt" fo:font-style="italic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-ItalicMT" fo:font-size="12pt" fo:font-style="italic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4">
      <style:paragraph-properties fo:text-align="center" style:justify-single-word="false"/>
      <style:text-properties fo:color="#000000" style:font-name="Arial-ItalicMT" fo:font-size="12pt" fo:font-style="italic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2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4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5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6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00" style:font-name="Arial1"/>
    </style:style>
    <style:style style:name="T2" style:family="text">
      <style:text-properties fo:color="#000000" style:font-name="Arial-ItalicMT" fo:font-style="italic"/>
    </style:style>
    <style:style style:name="T3" style:family="text">
      <style:text-properties fo:color="#000000" fo:font-style="itali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list xml:id="list852941097738718222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<text:span text:style-name="T1">Selezionare tutti gli studenti nati nel 1990 </text:span><text:span text:style-name="T2">(160)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3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<text:span text:style-name="T3"> `date_of_birth` FROM `students` WHERE </text:span></text:span><text:a xlink:type="simple" xlink:href="http://localhost/phpMyAdmin/url.php?url=https://dev.mysql.com/doc/refman/5.5/en/date-and-time-types.html" office:target-frame-name="mysql_doc" xlink:show="replace" text:style-name="Internet_20_link" text:visited-style-name="Visited_20_Internet_20_Link"><text:span text:style-name="Source_20_Text">YEAR</text:span></text:a><text:span text:style-name="Source_20_Text"><text:span text:style-name="T3">(`date_of_birth`) = '1990' </text:span></text:span></text:p>
      <text:p text:style-name="P7"/>
      <text:p text:style-name="P8"/>
      <text:list xml:id="list7816528170449919568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1">Selezionare tutti i corsi che valgono più di 10 crediti </text:span><text:span text:style-name="T2">(479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3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<text:span text:style-name="T3"> `cfu` FROM `courses` WHERE `cfu` &gt;10 </text:span></text:span></text:p>
      <text:p text:style-name="P7"/>
      <text:p text:style-name="P8"/>
      <text:list xml:id="list5900282653757781955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Selezionare tutti gli studenti che hanno più di 30 anni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date_of_birth` FROM `students` WHERE </text:span><text:a xlink:type="simple" xlink:href="http://localhost/phpMyAdmin/url.php?url=https://dev.mysql.com/doc/refman/5.5/en/date-and-time-types.html" office:target-frame-name="mysql_doc" xlink:show="replace" text:style-name="Internet_20_link" text:visited-style-name="Visited_20_Internet_20_Link"><text:span text:style-name="Source_20_Text">YEAR</text:span></text:a><text:span text:style-name="Source_20_Text">(`date_of_birth`) &lt;'1992' </text:span></text:p>
      <text:p text:style-name="P1"/>
      <text:p text:style-name="P2"/>
      <text:p text:style-name="P2">4. Selezionare tutti i corsi del primo semestre del primo anno di un qualsiasi corso di </text:p>
      <text:p text:style-name="P4"><text:span text:style-name="T1">laurea </text:span><text:span text:style-name="T2">(286) </text:span></text:p>
      <text:p text:style-name="P8"/>
      <text:p text:style-name="P4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<text:span text:style-name="T3"> `period`, `year` FROM `courses` WHERE `period` = 'I semestre' </text:span>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<text:span text:style-name="T3"> `year` = '1' </text:span></text:span></text:p>
      <text:p text:style-name="P8"/>
      <text:p text:style-name="P7"/>
      <text:p text:style-name="P7"/>
      <text:p text:style-name="P2">5. Selezionare tutti gli appelli d'esame che avvengono nel pomeriggio (dopo le 14) del </text:p>
      <text:p text:style-name="P4"><text:span text:style-name="T1">20/06/2020 </text:span><text:span text:style-name="T2">(21) </text:span></text:p>
      <text:p text:style-name="P7"/>
      <text:p text:style-name="P3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<text:span text:style-name="T3"> `date`,`hour` FROM `exams` WHERE `date` = '2020-06-20' </text:span>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<text:span text:style-name="T3"> `hour` &gt; '14:00:00' </text:span></text:span></text:p>
      <text:p text:style-name="P7"/>
      <text:p text:style-name="P8"/>
      <text:list xml:id="list1025134588376133061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2"><text:span text:style-name="T1">Selezionare tutti i corsi di laurea magistrale </text:span><text:span text:style-name="T2">(38)</text:span></text:p>
                              <text:p text:style-name="P9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<text:span text:style-name="T3"> `level` FROM `degrees` WHERE `level` = 'magistrale' </text:span></text:span></text:p>
      <text:p text:style-name="P8"/>
      <text:p text:style-name="P7"/>
      <text:p text:style-name="P8"/>
      <text:list xml:id="list2841991580822248665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3"><text:span text:style-name="T1">Da quanti dipartimenti è composta l'università? </text:span><text:span text:style-name="T2">(12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4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<text:span text:style-name="T3"> `id` FROM `departments` </text:span></text:span></text:p>
      <text:p text:style-name="P7"/>
      <text:p text:style-name="P7"/>
      <text:list xml:id="list4012854305335426520" text:style-name="L6">
        <text:list-item>
          <text:list>
            <text:list-item>
              <text:p text:style-name="P14"><text:span text:style-name="T1">Quanti sono gli insegnanti che non hanno un numero di telefono? </text:span><text:span text:style-name="T2">(50)</text:span></text:p>
            </text:list-item>
          </text:list>
        </text:list-item>
      </text:list>
      <text:p text:style-name="Standard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/></text:a></text:p>
      <text:p text:style-name="Standard"><text:span text:style-name="Source_20_Text"><text:s text:c="8"/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`phone` FROM `teachers` WHERE `phone` </text:span><text:a xlink:type="simple" xlink:href="http://localhost/phpMyAdmin/url.php?url=https://dev.mysql.com/doc/refman/5.5/en/comparison-operators.html#operator_is" office:target-frame-name="mysql_doc" xlink:show="replace" text:style-name="Internet_20_link" text:visited-style-name="Visited_20_Internet_20_Link"><text:span text:style-name="Source_20_Text">IS</text:span></text:a><text:span text:style-name="Source_20_Text"> NULL 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-ItalicMT" svg:font-family="Arial-ItalicM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 L</meta:initial-creator>
    <meta:creation-date>2022-05-30T14:53:16.26</meta:creation-date>
    <dc:date>2022-05-30T17:01:57.68</dc:date>
    <dc:creator>D L</dc:creator>
    <meta:editing-duration>PT2H8M43S</meta:editing-duration>
    <meta:editing-cycles>2</meta:editing-cycles>
    <meta:generator>OpenOffice/4.1.9$Win32 OpenOffice.org_project/419m1$Build-9805</meta:generator>
    <meta:document-statistic meta:table-count="0" meta:image-count="0" meta:object-count="0" meta:page-count="1" meta:paragraph-count="18" meta:word-count="164" meta:character-count="1071"/>
  </office:meta>
</office:document-meta>
</file>